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05b8d" officeooo:paragraph-rsid="00224c8e"/>
    </style:style>
    <style:style style:name="P6" style:family="paragraph" style:parent-style-name="Standard">
      <style:text-properties officeooo:rsid="00224c8e" officeooo:paragraph-rsid="00224c8e"/>
    </style:style>
    <style:style style:name="P7" style:family="paragraph" style:parent-style-name="Standard">
      <style:text-properties fo:font-style="italic" officeooo:rsid="00224c8e" officeooo:paragraph-rsid="00224c8e" style:font-style-asian="italic" style:font-style-complex="italic"/>
    </style:style>
    <style:style style:name="P8" style:family="paragraph" style:parent-style-name="Standard">
      <style:text-properties fo:font-style="italic" officeooo:rsid="00278b9c" officeooo:paragraph-rsid="00278b9c" style:font-style-asian="italic" style:font-style-complex="italic"/>
    </style:style>
    <style:style style:name="P9" style:family="paragraph" style:parent-style-name="Standard">
      <style:text-properties fo:font-style="normal" officeooo:rsid="00224c8e" officeooo:paragraph-rsid="00224c8e" style:font-style-asian="normal" style:font-style-complex="normal"/>
    </style:style>
    <style:style style:name="P10" style:family="paragraph" style:parent-style-name="Standard">
      <style:text-properties fo:font-style="normal" officeooo:rsid="00278b9c" officeooo:paragraph-rsid="00278b9c" style:font-style-asian="normal" style:font-style-complex="normal"/>
    </style:style>
    <style:style style:name="P11" style:family="paragraph" style:parent-style-name="Standard" style:list-style-name="L1">
      <style:text-properties officeooo:rsid="00224c8e" officeooo:paragraph-rsid="00224c8e"/>
    </style:style>
    <style:style style:name="P12" style:family="paragraph" style:parent-style-name="Standard" style:list-style-name="L2">
      <style:text-properties officeooo:rsid="00224c8e" officeooo:paragraph-rsid="00224c8e"/>
    </style:style>
    <style:style style:name="P13" style:family="paragraph" style:parent-style-name="Standard" style:list-style-name="L3">
      <style:text-properties officeooo:rsid="00224c8e" officeooo:paragraph-rsid="00224c8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officeooo:rsid="0026f09a"/>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1">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
      <text:p text:style-name="P3">Whilst methodological differences are one potential reason for the variability in empirical microbial <text:soft-page-break/>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5">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8634759000003693363" text:style-name="L1">
        <text:list-item>
          <text:p text:style-name="P11">Studies based on metagenetic sequencing find stronger distance-decay relationships than those based on community fingerprinting.</text:p>
        </text:list-item>
        <text:list-item>
          <text:p text:style-name="P11">More intense sequencing depth approaches will result in stronger distance-decay relationships.</text:p>
        </text:list-item>
        <text:list-item>
          <text:p text:style-name="P11">Different similarity indices will result in different distance-decay relationships.</text:p>
        </text:list-item>
      </text:list>
      <text:p text:style-name="P6"/>
      <text:p text:style-name="P6">Whereas, if factors relating to the context of each study influence the nature of the distance-decay relationship, we hypothesise that:</text:p>
      <text:list xml:id="list1127864347544498302" text:style-name="L2">
        <text:list-item>
          <text:p text:style-name="P12">The distance-decay relationship will vary between different study taxa.</text:p>
        </text:list-item>
      </text:list>
      <text:list xml:id="list6773264855582249676" text:style-name="L3">
        <text:list-item>
          <text:p text:style-name="P13">That some study systems will be more prone to distance-decay relationships.</text:p>
        </text:list-item>
        <text:list-item>
          <text:p text:style-name="P13">That studies covering larger spatial scales will result in stronger distance-decay relationships.</text:p>
        </text:list-item>
      </text:list>
      <text:p text:style-name="P6"/>
      <text:p text:style-name="P6">Methods</text:p>
      <text:p text:style-name="P7">Meta-Analysis</text:p>
      <text:p text:style-name="P6">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We also acknowledge that whilst our search terms may not have resulted in an exhaustive sampling of the studies to test this relationship in microbes, our approach offers a systematic and unbiased approach to gathering data.</text:span></text:p>
      <text:p text:style-name="P6"/>
      <text:p text:style-name="P6">­<text:span text:style-name="T6">Data </text:span><text:span text:style-name="T7">Acquisition</text:span></text:p>
      <text:p text:style-name="P9">From each study, we attempted to extract the following information which <text:span text:style-name="T8">we used as</text:span> the predictors <text:span text:style-name="T8">of the d-d relationship; community characterisation method (e.g. TRFLP, clone library, 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text:span><text:soft-page-break/><text:span text:style-name="T8">studies quantify community similarity, whereas others quantify it’s complement, community dissimilarity (1 – similarity).</text:span></text:p>
      <text:p text:style-name="P9"/>
      <text:p text:style-name="P8">Statistical Analyses</text:p>
      <text:p text:style-name="P8"/>
      <text:p text:style-name="P10">Results</text:p>
      <text:p text:style-name="P10">Our initial Web of Science searches resulted in a total of XXX search hits. Dereplication of these using the search tools provided on Web of Science reduced this total to XXX. Manual screening of abstracts yielded XXX studies which were deemed suitable for inclusion within our study. We successfully extracted data from XXX% of these, meaning that our final dataset consisted of data from XXX different studies.</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7-12T10:44:33.881609100</dc:date>
    <meta:editing-duration>PT22M51S</meta:editing-duration>
    <meta:editing-cycles>6</meta:editing-cycles>
    <meta:generator>LibreOffice/5.1.6.2$Linux_X86_64 LibreOffice_project/10m0$Build-2</meta:generator>
    <meta:document-statistic meta:table-count="0" meta:image-count="0" meta:object-count="0" meta:page-count="3" meta:paragraph-count="26" meta:word-count="1121" meta:character-count="8092" meta:non-whitespace-character-count="7002"/>
  </office:meta>
</office:document-meta>
</file>